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1" svg:font-family="Times, serif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1cm" fo:margin-right="1cm" fo:margin-top="0cm" fo:margin-bottom="0cm" loext:contextual-spacing="false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8f41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4ec4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a8f41" officeooo:paragraph-rsid="001a8f41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a8f41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c4ec4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c6985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rsid="001c4ec4" officeooo:paragraph-rsid="001c4ec4"/>
    </style:style>
    <style:style style:name="P12" style:family="paragraph" style:parent-style-name="Heading_20_4" style:list-style-name="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9e38"/>
    </style:style>
    <style:style style:name="T3" style:family="text">
      <style:text-properties officeooo:rsid="001a8f41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italic"/>
    </style:style>
    <style:style style:name="T6" style:family="text">
      <style:text-properties fo:language="fr" fo:country="FR" fo:font-style="italic" style:font-style-asian="italic" style:font-style-complex="italic"/>
    </style:style>
    <style:style style:name="T7" style:family="text">
      <style:text-properties fo:language="fr" fo:country="FR" fo:font-style="normal" style:font-style-asian="normal" style:font-style-complex="normal"/>
    </style:style>
    <style:style style:name="T8" style:family="text">
      <style:text-properties officeooo:rsid="001c4ec4"/>
    </style:style>
    <style:style style:name="T9" style:family="text">
      <style:text-properties officeooo:rsid="001c698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Socket</text:span> exercise</text:p>
      <text:h text:style-name="P1" text:outline-level="4"/>
      <text:h text:style-name="P12" text:outline-level="4">Daniel Hagimont</text:h>
      <text:h text:style-name="P12" text:outline-level="4"><text:a xlink:type="simple" xlink:href="mailto:Daniel.Hagimont@enseeiht.fr" text:style-name="Internet_20_link" text:visited-style-name="Visited_20_Internet_20_Link">Daniel.Hagimont@enseeiht.fr</text:a></text:h>
      <text:h text:style-name="P12" text:outline-level="4">USTH</text:h>
      <text:h text:style-name="P1" text:outline-level="4"><text:span text:style-name="T2">March</text:span> 20<text:span text:style-name="T3">20</text:span></text:h>
      <text:h text:style-name="P2" text:outline-level="4"/>
      <text:p text:style-name="P5">The objective of this exercise is <text:span text:style-name="T3">to practice with Socket programming in Java. You have to implement a load balancer which receives HTTP requests and forwards them towards a set of web server instances, following a random policy.</text:span></text:p>
      <text:p text:style-name="P5"/>
      <text:p text:style-name="P7">The beginning of the class you have to implement is:</text:p>
      <text:p text:style-name="P7"/>
      <text:p text:style-name="P7">public class LoadBalancer {</text:p>
      <text:p text:style-name="P7"><text:tab/>static String hosts[] = {"localhost", "localhost"};</text:p>
      <text:p text:style-name="P7"><text:tab/>static int ports[] = {8081,8082};</text:p>
      <text:p text:style-name="P7"><text:tab/>static int nbHosts = 2;</text:p>
      <text:p text:style-name="P7"><text:tab/>static Random rand = new Random();</text:p>
      <text:p text:style-name="P7"><text:tab/>…</text:p>
      <text:p text:style-name="P7">} </text:p>
      <text:p text:style-name="P7"/>
      <text:p text:style-name="P7">Whenever an HTTP request is received (a new TCP connection), <text:span text:style-name="T1">LoadBalancer</text:span> forwards the request to one of the web servers (the servers' addresses are given by the <text:span text:style-name="T1">hosts</text:span> and <text:span text:style-name="T1">ports</text:span> tables), and it forwards the result from the web server back to the client. The choice of the web server is random <text:span text:style-name="T4">(</text:span><text:span text:style-name="T5">rand.nextInt(nbHosts)</text:span><text:span text:style-name="T7"> returns an integer between 0 and </text:span><text:span text:style-name="T6">nbHosts-1</text:span><text:span text:style-name="T7">). For efficiency, </text:span><text:span text:style-name="T6">LoadBalancer</text:span><text:span text:style-name="T7"> is multithreaded.</text:span></text:p>
      <text:p text:style-name="P7"/>
      <text:p text:style-name="P6"><text:span text:style-name="T8">For input/output programming, we will use:</text:span></text:p>
      <text:p text:style-name="P6"><text:span text:style-name="T4"><text:tab/>- InputStream</text:span></text:p>
      <text:p text:style-name="P9"><text:tab/><text:tab/>- public int read(byte[] b); // blo<text:span text:style-name="T8">cking, returns thenumber of read bytes</text:span></text:p>
      <text:p text:style-name="P9"><text:tab/>- OutputStream</text:p>
      <text:p text:style-name="P9"><text:tab/><text:tab/>- public void write(byte[] b, int off, int len); // <text:span text:style-name="T8">write "len" bytes from offset "off"</text:span></text:p>
      <text:p text:style-name="P9"/>
      <text:p text:style-name="P9"><text:span text:style-name="T8">In this lab, we suppose that requests and responses can be read and written with a single method call (read() or write()) with a buffer of 1024 bytes. Notice that this assumption is not valid in the real life.</text:span></text:p>
      <text:p text:style-name="P11"><text:soft-page-break/></text:p>
      <text:p text:style-name="P11">To test your LoadBalancer, you can use a simple web server (Comanche.java).</text:p>
      <text:p text:style-name="P11">You can run 2 instances of Comanche from 2 terminals:</text:p>
      <text:p text:style-name="P8"/>
      <text:p text:style-name="P8"><text:tab/>java Comanche 8081</text:p>
      <text:p text:style-name="P8"><text:tab/>java Comanche 8082</text:p>
      <text:p text:style-name="P8"/>
      <text:p text:style-name="P10"><text:span text:style-name="T8">I assume that your LoadBalancer accepts connection on port 8080. You can launch your </text:span>LoadBalancer <text:span text:style-name="T8">from a 3rd terminal. </text:span></text:p>
      <text:p text:style-name="P10"/>
      <text:p text:style-name="P8"><text:span text:style-name="T9">Then, with a web browser, use the URL</text:span>: localhost:8080/page.html</text:p>
      <text:p text:style-name="P8">(page.html <text:span text:style-name="T9">is supposed to be present in the directory from where you ran </text:span>Comanche)</text:p>
      <text:h text:style-name="P3" text:outline-level="4"/>
      <text:h text:style-name="P3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1" svg:font-family="Times, serif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loext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text:bullet-char="">
        <style:list-level-properties text:min-label-width="0.501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P ObjDup</dc:title>
    <meta:initial-creator>Hagimont</meta:initial-creator>
    <meta:creation-date>1997-01-09T23:09:00</meta:creation-date>
    <dc:date>2020-03-22T23:58:39.518531065</dc:date>
    <dc:language>en-US</dc:language>
    <meta:editing-cycles>62</meta:editing-cycles>
    <meta:editing-duration>P1DT1H56M51S</meta:editing-duration>
    <meta:document-statistic meta:table-count="0" meta:image-count="0" meta:object-count="0" meta:page-count="2" meta:paragraph-count="28" meta:word-count="296" meta:character-count="1809" meta:non-whitespace-character-count="1526"/>
    <meta:user-defined meta:name="Info 1"/>
    <meta:user-defined meta:name="Info 2"/>
    <meta:user-defined meta:name="Info 3"/>
    <meta:user-defined meta:name="Info 4"/>
  </office:meta>
</office:document-meta>
</file>